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4104166666667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66" table:default-cell-style-name="ce1"/>
        <table:table-row table:style-name="ro1">
          <table:table-cell table:number-columns-repeated="7" table:style-name="ce1"/>
          <table:table-cell office:value-type="string" table:style-name="ce1">
            <text:p>Identidem + EH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3];[.E3];[.H3];[.K3];[.N3])/COUNT([.B3];[.E3];[.H3];[.K3];[.N3])" table:style-name="ce2">
            <text:p>0.0428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4];[.E4];[.H4];[.K4];[.N4])/COUNT([.B4];[.E4];[.H4];[.K4];[.N4])" table:style-name="ce2">
            <text:p>28.0954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5];[.E5];[.H5];[.K5];[.N5])/COUNT([.B5];[.E5];[.H5];[.K5];[.N5])" table:style-name="ce2">
            <text:p>0.1284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6];[.E6];[.H6];[.K6];[.N6])/COUNT([.B6];[.E6];[.H6];[.K6];[.N6])" table:style-name="ce2">
            <text:p>0.3428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7];[.E7];[.H7];[.K7];[.N7])/COUNT([.B7];[.E7];[.H7];[.K7];[.N7])" table:style-name="ce2">
            <text:p>0.3438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8];[.E8];[.H8];[.K8];[.N8])/COUNT([.B8];[.E8];[.H8];[.K8];[.N8])" table:style-name="ce2">
            <text:p>0.274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9];[.E9];[.H9];[.K9];[.N9])/COUNT([.B9];[.E9];[.H9];[.K9];[.N9])" table:style-name="ce2">
            <text:p>0.0798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10];[.E10];[.H10];[.K10];[.N10])/COUNT([.B10];[.E10];[.H10];[.K10];[.N10])" table:style-name="ce2">
            <text:p>0.496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11];[.E11];[.H11];[.K11];[.N11])/COUNT([.B11];[.E11];[.H11];[.K11];[.N11])" table:style-name="ce2">
            <text:p>0.1686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12];[.E12];[.H12];[.K12];[.N12])/COUNT([.B12];[.E12];[.H12];[.K12];[.N12])" table:style-name="ce2">
            <text:p>0.8256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13];[.E13];[.H13];[.K13];[.N13])/COUNT([.B13];[.E13];[.H13];[.K13];[.N13])" table:style-name="ce2">
            <text:p>1.8948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14];[.E14];[.H14];[.K14];[.N14])/COUNT([.B14];[.E14];[.H14];[.K14];[.N14])" table:style-name="ce2">
            <text:p>2.7684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15];[.E15];[.H15];[.K15];[.N15])/COUNT([.B15];[.E15];[.H15];[.K15];[.N15])" table:style-name="ce2">
            <text:p>1.48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16];[.E16];[.H16];[.K16];[.N16])/COUNT([.B16];[.E16];[.H16];[.K16];[.N16])" table:style-name="ce2">
            <text:p>5.044</text:p>
          </table:table-cell>
          <table:table-cell table:number-columns-repeated="1636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17];[.E17];[.H17];[.K17];[.N17])/COUNT([.B17];[.E17];[.H17];[.K17];[.N17])" table:style-name="ce2">
            <text:p>3.709</text:p>
          </table:table-cell>
          <table:table-cell table:number-columns-repeated="1636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18];[.E18];[.H18];[.K18];[.N18])/COUNT([.B18];[.E18];[.H18];[.K18];[.N18])" table:style-name="ce2">
            <text:p>10.1338</text:p>
          </table:table-cell>
          <table:table-cell table:number-columns-repeated="1636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19];[.E19];[.H19];[.K19];[.N19])/COUNT([.B19];[.E19];[.H19];[.K19];[.N19])" table:style-name="ce2">
            <text:p>3.1228</text:p>
          </table:table-cell>
          <table:table-cell table:number-columns-repeated="1636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20];[.E20];[.H20];[.K20];[.N20])/COUNT([.B20];[.E20];[.H20];[.K20];[.N20])" table:style-name="ce2">
            <text:p>5.3172</text:p>
          </table:table-cell>
          <table:table-cell table:number-columns-repeated="1636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21];[.E21];[.H21];[.K21];[.N21])/COUNT([.B21];[.E21];[.H21];[.K21];[.N21])" table:style-name="ce2">
            <text:p>10.6122</text:p>
          </table:table-cell>
          <table:table-cell table:number-columns-repeated="1636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22];[.E22];[.H22];[.K22];[.N22])/COUNT([.B22];[.E22];[.H22];[.K22];[.N22])" table:style-name="ce2">
            <text:p>6.3026</text:p>
          </table:table-cell>
          <table:table-cell table:number-columns-repeated="1636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23];[.E23];[.H23];[.K23];[.N23])/COUNT([.B23];[.E23];[.H23];[.K23];[.N23])" table:style-name="ce2">
            <text:p>3.3212</text:p>
          </table:table-cell>
          <table:table-cell table:number-columns-repeated="1636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24];[.E24];[.H24];[.K24];[.N24])/COUNT([.B24];[.E24];[.H24];[.K24];[.N24])" table:style-name="ce2">
            <text:p>13.6332</text:p>
          </table:table-cell>
          <table:table-cell table:number-columns-repeated="1636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25];[.E25];[.H25];[.K25];[.N25])/COUNT([.B25];[.E25];[.H25];[.K25];[.N25])" table:style-name="ce2">
            <text:p>2.061</text:p>
          </table:table-cell>
          <table:table-cell table:number-columns-repeated="1636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26];[.E26];[.H26];[.K26];[.N26])/COUNT([.B26];[.E26];[.H26];[.K26];[.N26])" table:style-name="ce2">
            <text:p>3.2332</text:p>
          </table:table-cell>
          <table:table-cell table:number-columns-repeated="1636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27];[.E27];[.H27];[.K27];[.N27])/COUNT([.B27];[.E27];[.H27];[.K27];[.N27])" table:style-name="ce2">
            <text:p>17.5258</text:p>
          </table:table-cell>
          <table:table-cell table:number-columns-repeated="1636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28];[.E28];[.H28];[.K28];[.N28])/COUNT([.B28];[.E28];[.H28];[.K28];[.N28])" table:style-name="ce2">
            <text:p>17.166</text:p>
          </table:table-cell>
          <table:table-cell table:number-columns-repeated="1636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29];[.E29];[.H29];[.K29];[.N29])/COUNT([.B29];[.E29];[.H29];[.K29];[.N29])" table:style-name="ce2">
            <text:p>27.311</text:p>
          </table:table-cell>
          <table:table-cell table:number-columns-repeated="1636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30];[.E30];[.H30];[.K30];[.N30])/COUNT([.B30];[.E30];[.H30];[.K30];[.N30])" table:style-name="ce2">
            <text:p>37.5358</text:p>
          </table:table-cell>
          <table:table-cell table:number-columns-repeated="1636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31];[.E31];[.H31];[.K31];[.N31])/COUNT([.B31];[.E31];[.H31];[.K31];[.N31])" table:style-name="ce2">
            <text:p>29.3658</text:p>
          </table:table-cell>
          <table:table-cell table:number-columns-repeated="1636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32];[.E32];[.H32];[.K32];[.N32])/COUNT([.B32];[.E32];[.H32];[.K32];[.N32])" table:style-name="ce2">
            <text:p>28.6708</text:p>
          </table:table-cell>
          <table:table-cell table:number-columns-repeated="1636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33];[.E33];[.H33];[.K33];[.N33])/COUNT([.B33];[.E33];[.H33];[.K33];[.N33])" table:style-name="ce2">
            <text:p>0.6754</text:p>
          </table:table-cell>
          <table:table-cell table:number-columns-repeated="1636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34];[.E34];[.H34];[.K34];[.N34])/COUNT([.B34];[.E34];[.H34];[.K34];[.N34])" table:style-name="ce2">
            <text:p>1.2698</text:p>
          </table:table-cell>
          <table:table-cell table:number-columns-repeated="1636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35];[.E35];[.H35];[.K35];[.N35])/COUNT([.B35];[.E35];[.H35];[.K35];[.N35])" table:style-name="ce2">
            <text:p>35.6716</text:p>
          </table:table-cell>
          <table:table-cell table:number-columns-repeated="1636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36];[.E36];[.H36];[.K36];[.N36])/COUNT([.B36];[.E36];[.H36];[.K36];[.N36])" table:style-name="ce2">
            <text:p>52.3648</text:p>
          </table:table-cell>
          <table:table-cell table:number-columns-repeated="1636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37];[.E37];[.H37];[.K37];[.N37])/COUNT([.B37];[.E37];[.H37];[.K37];[.N37])" table:style-name="ce2">
            <text:p>28.2268</text:p>
          </table:table-cell>
          <table:table-cell table:number-columns-repeated="1636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38];[.E38];[.H38];[.K38];[.N38])/COUNT([.B38];[.E38];[.H38];[.K38];[.N38])" table:style-name="ce2">
            <text:p>80.0604</text:p>
          </table:table-cell>
          <table:table-cell table:number-columns-repeated="1636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39];[.E39];[.H39];[.K39];[.N39])/COUNT([.B39];[.E39];[.H39];[.K39];[.N39])" table:style-name="ce2">
            <text:p>77.424</text:p>
          </table:table-cell>
          <table:table-cell table:number-columns-repeated="1636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40];[.E40];[.H40];[.K40];[.N40])/COUNT([.B40];[.E40];[.H40];[.K40];[.N40])" table:style-name="ce2">
            <text:p>34.2882</text:p>
          </table:table-cell>
          <table:table-cell table:number-columns-repeated="1636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41];[.E41];[.H41];[.K41];[.N41])/COUNT([.B41];[.E41];[.H41];[.K41];[.N41])" table:style-name="ce2">
            <text:p>46.6344</text:p>
          </table:table-cell>
          <table:table-cell table:number-columns-repeated="1636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42];[.E42];[.H42];[.K42];[.N42])/COUNT([.B42];[.E42];[.H42];[.K42];[.N42])" table:style-name="ce2">
            <text:p>80.7876</text:p>
          </table:table-cell>
          <table:table-cell table:number-columns-repeated="16367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43];[.E43];[.H43];[.K43];[.N43])/COUNT([.B43];[.E43];[.H43];[.K43];[.N43])" table:style-name="ce2">
            <text:p>2.4876</text:p>
          </table:table-cell>
          <table:table-cell table:number-columns-repeated="16367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44];[.E44];[.H44];[.K44];[.N44])/COUNT([.B44];[.E44];[.H44];[.K44];[.N44])" table:style-name="ce2">
            <text:p>538.141</text:p>
          </table:table-cell>
          <table:table-cell table:number-columns-repeated="16367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45];[.E45];[.H45];[.K45];[.N45])/COUNT([.B45];[.E45];[.H45];[.K45];[.N45])" table:style-name="ce2">
            <text:p>1703.286</text:p>
          </table:table-cell>
          <table:table-cell table:number-columns-repeated="16367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46];[.E46];[.H46];[.K46];[.N46])/COUNT([.B46];[.E46];[.H46];[.K46];[.N46])" table:style-name="ce2">
            <text:p>406.0485</text:p>
          </table:table-cell>
          <table:table-cell table:number-columns-repeated="16367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47];[.E47];[.H47];[.K47];[.N47])/COUNT([.B47];[.E47];[.H47];[.K47];[.N47])" table:style-name="ce2">
            <text:p>1539.469333</text:p>
          </table:table-cell>
          <table:table-cell table:number-columns-repeated="16367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48];[.E48];[.H48];[.K48];[.N48])/COUNT([.B48];[.E48];[.H48];[.K48];[.N48])" table:style-name="ce2">
            <text:p>1538.741</text:p>
          </table:table-cell>
          <table:table-cell table:number-columns-repeated="16367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49];[.E49];[.H49];[.K49];[.N49])/COUNT([.B49];[.E49];[.H49];[.K49];[.N49])" table:style-name="ce2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50];[.E50];[.H50];[.K50];[.N50])/COUNT([.B50];[.E50];[.H50];[.K50];[.N50])" table:style-name="ce2">
            <text:p>#DIV/0!</text:p>
          </table:table-cell>
          <table:table-cell table:number-columns-repeated="16367" table:style-name="ce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51];[.E51];[.H51];[.K51];[.N51])/COUNT([.B51];[.E51];[.H51];[.K51];[.N51])" table:style-name="ce2">
            <text:p>608.1924</text:p>
          </table:table-cell>
          <table:table-cell table:number-columns-repeated="16367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52];[.E52];[.H52];[.K52];[.N52])/COUNT([.B52];[.E52];[.H52];[.K52];[.N52])" table:style-name="ce2">
            <text:p>910.59425</text:p>
          </table:table-cell>
          <table:table-cell table:number-columns-repeated="16367" table:style-name="ce1"/>
        </table:table-row>
        <table:table-row table:style-name="ro1">
          <table:table-cell table:number-columns-repeated="16" table:style-name="ce1"/>
          <table:table-cell table:style-name="ce2"/>
          <table:table-cell table:number-columns-repeated="16367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KeepRate=0.7</text:p>
          </table:table-cell>
          <table:table-cell office:value-type="string" table:style-name="ce2">
            <text:p><text:s/>mutationRate=0.1</text:p>
          </table:table-cell>
          <table:table-cell office:value-type="string" table:style-name="ce2">
            <text:p><text:s/>crossOverRate=0.8</text:p>
          </table:table-cell>
          <table:table-cell office:value-type="string" table:style-name="ce2">
            <text:p><text:s/>populationSize=100</text:p>
          </table:table-cell>
          <table:table-cell office:value-type="string" table:style-name="ce2">
            <text:p><text:s/>generations=200</text:p>
          </table:table-cell>
          <table:table-cell table:number-columns-repeated="4" table:style-name="ce1"/>
          <table:table-cell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.772" table:style-name="ce2">
            <text:p>14.77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178000000000001" table:style-name="ce2">
            <text:p>16.17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90999999999999" table:style-name="ce2">
            <text:p>15.59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968" table:style-name="ce2">
            <text:p>15.96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081" table:style-name="ce2">
            <text:p>16.08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718" table:formula="of:=SUM([.B56];[.E56];[.H56];[.K56];[.N56])/COUNT([.B56];[.E56];[.H56];[.K56];[.N56])" table:style-name="ce2">
            <text:p>15.718</text:p>
          </table:table-cell>
          <table:table-cell office:value-type="float" office:value="5" table:formula="of:=SUM([.C56];[.F56];[.I56];[.L56];[.O56])/COUNT([.C56];[.F56];[.I56];[.L56];[.O56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6.614999999999998" table:style-name="ce2">
            <text:p>16.615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347999999999999" table:style-name="ce2">
            <text:p>18.348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61999999999998" table:style-name="ce2">
            <text:p>17.36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012" table:style-name="ce2">
            <text:p>17.0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442" table:style-name="ce2">
            <text:p>17.44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55799999999999" table:formula="of:=SUM([.B57];[.E57];[.H57];[.K57];[.N57])/COUNT([.B57];[.E57];[.H57];[.K57];[.N57])" table:style-name="ce2">
            <text:p>17.3558</text:p>
          </table:table-cell>
          <table:table-cell office:value-type="float" office:value="12" table:formula="of:=SUM([.C57];[.F57];[.I57];[.L57];[.O57])/COUNT([.C57];[.F57];[.I57];[.L57];[.O57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6.638000000000002" table:style-name="ce2">
            <text:p>26.63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8.722000000000001" table:style-name="ce2">
            <text:p>28.722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588000000000001" table:style-name="ce2">
            <text:p>27.58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8.196999999999999" table:style-name="ce2">
            <text:p>28.197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13" table:style-name="ce2">
            <text:p>27.1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655000000000001" table:formula="of:=SUM([.B58];[.E58];[.H58];[.K58];[.N58])/COUNT([.B58];[.E58];[.H58];[.K58];[.N58])" table:style-name="ce2">
            <text:p>27.655</text:p>
          </table:table-cell>
          <table:table-cell office:value-type="float" office:value="9.1999999999999993" table:formula="of:=SUM([.C58];[.F58];[.I58];[.L58];[.O58])/COUNT([.C58];[.F58];[.I58];[.L58];[.O58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0.713000000000001" table:style-name="ce2">
            <text:p>30.713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7.74" table:style-name="ce2">
            <text:p>27.7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9.151" table:style-name="ce2">
            <text:p>29.151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3.716000000000001" table:style-name="ce2">
            <text:p>33.716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866" table:style-name="ce2">
            <text:p>31.866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0.637199999999996" table:formula="of:=SUM([.B59];[.E59];[.H59];[.K59];[.N59])/COUNT([.B59];[.E59];[.H59];[.K59];[.N59])" table:style-name="ce2">
            <text:p>30.6372</text:p>
          </table:table-cell>
          <table:table-cell office:value-type="float" office:value="11.8" table:formula="of:=SUM([.C59];[.F59];[.I59];[.L59];[.O59])/COUNT([.C59];[.F59];[.I59];[.L59];[.O59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2.02" table:style-name="ce2">
            <text:p>42.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43.176000000000002" table:style-name="ce2">
            <text:p>43.176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222999999999999" table:style-name="ce2">
            <text:p>43.223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6.256999999999998" table:style-name="ce2">
            <text:p>46.257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984000000000002" table:style-name="ce2">
            <text:p>42.984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531999999999996" table:formula="of:=SUM([.B60];[.E60];[.H60];[.K60];[.N60])/COUNT([.B60];[.E60];[.H60];[.K60];[.N60])" table:style-name="ce2">
            <text:p>43.532</text:p>
          </table:table-cell>
          <table:table-cell office:value-type="float" office:value="9.6" table:formula="of:=SUM([.C60];[.F60];[.I60];[.L60];[.O60])/COUNT([.C60];[.F60];[.I60];[.L60];[.O60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3.674999999999997" table:style-name="ce2">
            <text:p>43.67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7.143999999999998" table:style-name="ce2">
            <text:p>47.14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50.954999999999998" table:style-name="ce2">
            <text:p>50.955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47.283999999999999" table:style-name="ce2">
            <text:p>47.28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5.061" table:style-name="ce2">
            <text:p>55.061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48.823799999999999" table:formula="of:=SUM([.B61];[.E61];[.H61];[.K61];[.N61])/COUNT([.B61];[.E61];[.H61];[.K61];[.N61])" table:style-name="ce2">
            <text:p>48.8238</text:p>
          </table:table-cell>
          <table:table-cell office:value-type="float" office:value="11.4" table:formula="of:=SUM([.C61];[.F61];[.I61];[.L61];[.O61])/COUNT([.C61];[.F61];[.I61];[.L61];[.O61])" table:style-name="ce2">
            <text:p>11.4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1.365000000000002" table:style-name="ce2">
            <text:p>61.365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64.003" table:style-name="ce2">
            <text:p>64.003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7.022000000000006" table:style-name="ce2">
            <text:p>67.02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1.631999999999998" table:style-name="ce2">
            <text:p>61.63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1.688000000000002" table:style-name="ce2">
            <text:p>61.68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3.141999999999996" table:formula="of:=SUM([.B62];[.E62];[.H62];[.K62];[.N62])/COUNT([.B62];[.E62];[.H62];[.K62];[.N62])" table:style-name="ce2">
            <text:p>63.142</text:p>
          </table:table-cell>
          <table:table-cell office:value-type="float" office:value="10.199999999999999" table:formula="of:=SUM([.C62];[.F62];[.I62];[.L62];[.O62])/COUNT([.C62];[.F62];[.I62];[.L62];[.O62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1.680000000000007" table:style-name="ce2">
            <text:p>71.6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7.856999999999999" table:style-name="ce2">
            <text:p>87.857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8.165999999999997" table:style-name="ce2">
            <text:p>78.166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4.852000000000004" table:style-name="ce2">
            <text:p>74.852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8.138750000000002" table:formula="of:=SUM([.B63];[.E63];[.H63];[.K63];[.N63])/COUNT([.B63];[.E63];[.H63];[.K63];[.N63])" table:style-name="ce2">
            <text:p>78.13875</text:p>
          </table:table-cell>
          <table:table-cell office:value-type="float" office:value="13.25" table:formula="of:=SUM([.C63];[.F63];[.I63];[.L63];[.O63])/COUNT([.C63];[.F63];[.I63];[.L63];[.O63])" table:style-name="ce2">
            <text:p>13.25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2.499" table:style-name="ce2">
            <text:p>162.499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202.71600000000001" table:style-name="ce2">
            <text:p>202.71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176.10400000000001" table:style-name="ce2">
            <text:p>176.104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10.31399999999999" table:style-name="ce2">
            <text:p>110.314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9" table:style-name="ce2">
            <text:p>9</text:p>
          </table:table-cell>
          <table:table-cell office:value-type="float" office:value="162.90825000000001" table:formula="of:=SUM([.B64];[.E64];[.H64];[.K64];[.N64])/COUNT([.B64];[.E64];[.H64];[.K64];[.N64])" table:style-name="ce2">
            <text:p>162.90825</text:p>
          </table:table-cell>
          <table:table-cell office:value-type="float" office:value="19.75" table:formula="of:=SUM([.C64];[.F64];[.I64];[.L64];[.O64])/COUNT([.C64];[.F64];[.I64];[.L64];[.O64])" table:style-name="ce2">
            <text:p>19.75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65];[.E65];[.H65];[.K65];[.N65])/COUNT([.B65];[.E65];[.H65];[.K65];[.N65])" table:style-name="ce2">
            <text:p>#DIV/0!</text:p>
          </table:table-cell>
          <table:table-cell office:value-type="float" office:value="0" table:formula="of:=SUM([.C65];[.F65];[.I65];[.L65];[.O65])/COUNT([.C65];[.F65];[.I65];[.L65];[.O65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11.59" table:style-name="ce2">
            <text:p>111.5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4.761" table:style-name="ce2">
            <text:p>134.76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0.164" table:style-name="ce2">
            <text:p>110.164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6.709" table:style-name="ce2">
            <text:p>136.70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4.517" table:style-name="ce2">
            <text:p>114.517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21.54819999999999" table:formula="of:=SUM([.B66];[.E66];[.H66];[.K66];[.N66])/COUNT([.B66];[.E66];[.H66];[.K66];[.N66])" table:style-name="ce2">
            <text:p>121.5482</text:p>
          </table:table-cell>
          <table:table-cell office:value-type="float" office:value="20.2" table:formula="of:=SUM([.C66];[.F66];[.I66];[.L66];[.O66])/COUNT([.C66];[.F66];[.I66];[.L66];[.O66])" table:style-name="ce2">
            <text:p>20.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20.82400000000001" table:style-name="ce2">
            <text:p>220.824</text:p>
          </table:table-cell>
          <table:table-cell office:value-type="float" office:value="32" table:style-name="ce2">
            <text:p>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67.87100000000001" table:style-name="ce2">
            <text:p>167.87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94.34750000000003" table:formula="of:=SUM([.B67];[.E67];[.H67];[.K67];[.N67])/COUNT([.B67];[.E67];[.H67];[.K67];[.N67])" table:style-name="ce2">
            <text:p>194.3475</text:p>
          </table:table-cell>
          <table:table-cell office:value-type="float" office:value="32.5" table:formula="of:=SUM([.C67];[.F67];[.I67];[.L67];[.O67])/COUNT([.C67];[.F67];[.I67];[.L67];[.O67])" table:style-name="ce2">
            <text:p>32.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99.261" table:style-name="ce2">
            <text:p>199.26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99.245" table:style-name="ce2">
            <text:p>199.245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float" office:value="176.88499999999999" table:style-name="ce2">
            <text:p>176.88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91.797" table:formula="of:=SUM([.B68];[.E68];[.H68];[.K68];[.N68])/COUNT([.B68];[.E68];[.H68];[.K68];[.N68])" table:style-name="ce2">
            <text:p>191.797</text:p>
          </table:table-cell>
          <table:table-cell office:value-type="float" office:value="26" table:formula="of:=SUM([.C68];[.F68];[.I68];[.L68];[.O68])/COUNT([.C68];[.F68];[.I68];[.L68];[.O68])" table:style-name="ce2">
            <text:p>26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69];[.E69];[.H69];[.K69];[.N69])/COUNT([.B69];[.E69];[.H69];[.K69];[.N69])" table:style-name="ce2">
            <text:p>#DIV/0!</text:p>
          </table:table-cell>
          <table:table-cell office:value-type="float" office:value="0" table:formula="of:=SUM([.C69];[.F69];[.I69];[.L69];[.O69])/COUNT([.C69];[.F69];[.I69];[.L69];[.O69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70];[.E70];[.H70];[.K70];[.N70])/COUNT([.B70];[.E70];[.H70];[.K70];[.N70])" table:style-name="ce2">
            <text:p>#DIV/0!</text:p>
          </table:table-cell>
          <table:table-cell office:value-type="float" office:value="0" table:formula="of:=SUM([.C70];[.F70];[.I70];[.L70];[.O70])/COUNT([.C70];[.F70];[.I70];[.L70];[.O70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float" office:value="0" table:formula="of:=SUM([.C71];[.F71];[.I71];[.L71];[.O71])/COUNT([.C71];[.F71];[.I71];[.L71];[.O71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71.33199999999999" table:style-name="ce2">
            <text:p>371.33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7.48500000000001" table:style-name="ce2">
            <text:p>407.48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2.81900000000002" table:style-name="ce2">
            <text:p>402.81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4.97500000000002" table:style-name="ce2">
            <text:p>404.97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9.57900000000001" table:style-name="ce2">
            <text:p>409.57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9.23799999999994" table:formula="of:=SUM([.B72];[.E72];[.H72];[.K72];[.N72])/COUNT([.B72];[.E72];[.H72];[.K72];[.N72])" table:style-name="ce2">
            <text:p>399.238</text:p>
          </table:table-cell>
          <table:table-cell office:value-type="float" office:value="22" table:formula="of:=SUM([.C72];[.F72];[.I72];[.L72];[.O72])/COUNT([.C72];[.F72];[.I72];[.L72];[.O72])" table:style-name="ce2">
            <text:p>22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73];[.E73];[.H73];[.K73];[.N73])/COUNT([.B73];[.E73];[.H73];[.K73];[.N73])" table:style-name="ce2">
            <text:p>#DIV/0!</text:p>
          </table:table-cell>
          <table:table-cell office:value-type="float" office:value="0" table:formula="of:=SUM([.C73];[.F73];[.I73];[.L73];[.O73])/COUNT([.C73];[.F73];[.I73];[.L73];[.O73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74];[.E74];[.H74];[.K74];[.N74])/COUNT([.B74];[.E74];[.H74];[.K74];[.N74])" table:style-name="ce2">
            <text:p>#DIV/0!</text:p>
          </table:table-cell>
          <table:table-cell office:value-type="float" office:value="0" table:formula="of:=SUM([.C74];[.F74];[.I74];[.L74];[.O74])/COUNT([.C74];[.F74];[.I74];[.L74];[.O74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75];[.E75];[.H75];[.K75];[.N75])/COUNT([.B75];[.E75];[.H75];[.K75];[.N75])" table:style-name="ce2">
            <text:p>#DIV/0!</text:p>
          </table:table-cell>
          <table:table-cell office:value-type="float" office:value="0" table:formula="of:=SUM([.C75];[.F75];[.I75];[.L75];[.O75])/COUNT([.C75];[.F75];[.I75];[.L75];[.O75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0.37200000000001" table:style-name="ce2">
            <text:p>200.37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589" table:style-name="ce2">
            <text:p>225.58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30.93199999999999" table:style-name="ce2">
            <text:p>230.93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875" table:style-name="ce2">
            <text:p>225.875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42.73599999999999" table:style-name="ce2">
            <text:p>242.736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25.10079999999999" table:formula="of:=SUM([.B76];[.E76];[.H76];[.K76];[.N76])/COUNT([.B76];[.E76];[.H76];[.K76];[.N76])" table:style-name="ce2">
            <text:p>225.1008</text:p>
          </table:table-cell>
          <table:table-cell office:value-type="float" office:value="15.8" table:formula="of:=SUM([.C76];[.F76];[.I76];[.L76];[.O76])/COUNT([.C76];[.F76];[.I76];[.L76];[.O76])" table:style-name="ce2">
            <text:p>15.8</text:p>
          </table:table-cell>
          <table:table-cell table:number-columns-repeated="1636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77];[.E77];[.H77];[.K77];[.N77])/COUNT([.B77];[.E77];[.H77];[.K77];[.N77])" table:style-name="ce2">
            <text:p>#DIV/0!</text:p>
          </table:table-cell>
          <table:table-cell office:value-type="float" office:value="0" table:formula="of:=SUM([.C77];[.F77];[.I77];[.L77];[.O77])/COUNT([.C77];[.F77];[.I77];[.L77];[.O77])" table:style-name="ce2">
            <text:p>#DIV/0!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table-cell office:value-type="string" table:style-name="ce2">
            <text:p>With EHC at the END</text:p>
          </table:table-cell>
          <table:table-cell table:number-columns-repeated="7" table:style-name="ce2"/>
          <table:table-cell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741" table:style-name="ce1">
            <text:p>15.74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32000000000001" table:style-name="ce1">
            <text:p>16.1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44" table:style-name="ce1">
            <text:p>16.0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606999999999999" table:style-name="ce1">
            <text:p>15.6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968999999999999" table:style-name="ce1">
            <text:p>15.96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98599999999998" table:formula="of:=SUM([.B80];[.E80];[.H80];[.K80];[.N80])/COUNT([.B80];[.E80];[.H80];[.K80];[.N80])" table:style-name="ce2">
            <text:p>15.8986</text:p>
          </table:table-cell>
          <table:table-cell office:value-type="float" office:value="5" table:formula="of:=SUM([.C80];[.F80];[.I80];[.L80];[.O80])/COUNT([.C80];[.F80];[.I80];[.L80];[.O80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.832999999999998" table:style-name="ce1">
            <text:p>17.8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728000000000002" table:style-name="ce1">
            <text:p>19.7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385999999999999" table:style-name="ce1">
            <text:p>16.38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082999999999998" table:style-name="ce1">
            <text:p>17.08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609000000000002" table:style-name="ce1">
            <text:p>19.60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127800000000001" table:formula="of:=SUM([.B81];[.E81];[.H81];[.K81];[.N81])/COUNT([.B81];[.E81];[.H81];[.K81];[.N81])" table:style-name="ce2">
            <text:p>18.1278</text:p>
          </table:table-cell>
          <table:table-cell office:value-type="float" office:value="12" table:formula="of:=SUM([.C81];[.F81];[.I81];[.L81];[.O81])/COUNT([.C81];[.F81];[.I81];[.L81];[.O81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.074000000000002" table:style-name="ce1">
            <text:p>27.07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605" table:style-name="ce1">
            <text:p>28.60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97" table:style-name="ce1">
            <text:p>27.49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468" table:style-name="ce1">
            <text:p>28.4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527999999999999" table:style-name="ce1">
            <text:p>27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834399999999999" table:formula="of:=SUM([.B82];[.E82];[.H82];[.K82];[.N82])/COUNT([.B82];[.E82];[.H82];[.K82];[.N82])" table:style-name="ce2">
            <text:p>27.8344</text:p>
          </table:table-cell>
          <table:table-cell office:value-type="float" office:value="9.4" table:formula="of:=SUM([.C82];[.F82];[.I82];[.L82];[.O82])/COUNT([.C82];[.F82];[.I82];[.L82];[.O82])" table:style-name="ce2">
            <text:p>9.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363" table:style-name="ce1">
            <text:p>31.36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030999999999999" table:style-name="ce1">
            <text:p>30.03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992000000000001" table:style-name="ce1">
            <text:p>30.99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3.975000000000001" table:style-name="ce1">
            <text:p>33.97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2.027000000000001" table:style-name="ce1">
            <text:p>32.02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677599999999995" table:formula="of:=SUM([.B83];[.E83];[.H83];[.K83];[.N83])/COUNT([.B83];[.E83];[.H83];[.K83];[.N83])" table:style-name="ce2">
            <text:p>31.6776</text:p>
          </table:table-cell>
          <table:table-cell office:value-type="float" office:value="11" table:formula="of:=SUM([.C83];[.F83];[.I83];[.L83];[.O83])/COUNT([.C83];[.F83];[.I83];[.L83];[.O83])" table:style-name="ce2">
            <text:p>11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.847000000000001" table:style-name="ce1">
            <text:p>42.84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2.619" table:style-name="ce1">
            <text:p>42.6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43000000000002" table:style-name="ce1">
            <text:p>42.2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1.414999999999999" table:style-name="ce1">
            <text:p>41.4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.43" table:style-name="ce1">
            <text:p>43.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510800000000003" table:formula="of:=SUM([.B84];[.E84];[.H84];[.K84];[.N84])/COUNT([.B84];[.E84];[.H84];[.K84];[.N84])" table:style-name="ce2">
            <text:p>42.5108</text:p>
          </table:table-cell>
          <table:table-cell office:value-type="float" office:value="9" table:formula="of:=SUM([.C84];[.F84];[.I84];[.L84];[.O84])/COUNT([.C84];[.F84];[.I84];[.L84];[.O84])" table:style-name="ce2">
            <text:p>9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.868000000000002" table:style-name="ce1">
            <text:p>48.8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929000000000002" table:style-name="ce1">
            <text:p>45.92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2.51" table:style-name="ce1">
            <text:p>52.5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7.779000000000003" table:style-name="ce1">
            <text:p>47.77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7.173999999999999" table:style-name="ce1">
            <text:p>47.17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8.451999999999998" table:formula="of:=SUM([.B85];[.E85];[.H85];[.K85];[.N85])/COUNT([.B85];[.E85];[.H85];[.K85];[.N85])" table:style-name="ce2">
            <text:p>48.452</text:p>
          </table:table-cell>
          <table:table-cell office:value-type="float" office:value="11.8" table:formula="of:=SUM([.C85];[.F85];[.I85];[.L85];[.O85])/COUNT([.C85];[.F85];[.I85];[.L85];[.O85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.245999999999995" table:style-name="ce1">
            <text:p>69.2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0.034999999999997" table:style-name="ce1">
            <text:p>70.03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6.337000000000003" table:style-name="ce1">
            <text:p>66.33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3.851999999999997" table:style-name="ce1">
            <text:p>63.8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5.192999999999998" table:style-name="ce1">
            <text:p>65.19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6.932599999999994" table:formula="of:=SUM([.B86];[.E86];[.H86];[.K86];[.N86])/COUNT([.B86];[.E86];[.H86];[.K86];[.N86])" table:style-name="ce2">
            <text:p>66.9326</text:p>
          </table:table-cell>
          <table:table-cell office:value-type="float" office:value="9" table:formula="of:=SUM([.C86];[.F86];[.I86];[.L86];[.O86])/COUNT([.C86];[.F86];[.I86];[.L86];[.O86])" table:style-name="ce2">
            <text:p>9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433999999999997" table:style-name="ce1">
            <text:p>68.43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0.16" table:style-name="ce1">
            <text:p>80.1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2.346999999999994" table:style-name="ce1">
            <text:p>72.34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3.632999999999996" table:style-name="ce1">
            <text:p>73.63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3.643499999999989" table:formula="of:=SUM([.B87];[.E87];[.H87];[.K87];[.N87])/COUNT([.B87];[.E87];[.H87];[.K87];[.N87])" table:style-name="ce2">
            <text:p>73.6435</text:p>
          </table:table-cell>
          <table:table-cell office:value-type="float" office:value="16" table:formula="of:=SUM([.C87];[.F87];[.I87];[.L87];[.O87])/COUNT([.C87];[.F87];[.I87];[.L87];[.O87])" table:style-name="ce2">
            <text:p>1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3.166" table:style-name="ce1">
            <text:p>183.16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3.18199999999999" table:style-name="ce1">
            <text:p>213.18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53.679" table:style-name="ce1">
            <text:p>153.67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57.97200000000001" table:style-name="ce1">
            <text:p>157.97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88.934" table:style-name="ce1">
            <text:p>188.93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79.38659999999999" table:formula="of:=SUM([.B88];[.E88];[.H88];[.K88];[.N88])/COUNT([.B88];[.E88];[.H88];[.K88];[.N88])" table:style-name="ce2">
            <text:p>179.3866</text:p>
          </table:table-cell>
          <table:table-cell office:value-type="float" office:value="23.4" table:formula="of:=SUM([.C88];[.F88];[.I88];[.L88];[.O88])/COUNT([.C88];[.F88];[.I88];[.L88];[.O88])" table:style-name="ce2">
            <text:p>23.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9.57599999999999" table:style-name="ce1">
            <text:p>209.57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7.62100000000001" table:style-name="ce1">
            <text:p>217.62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213.5985" table:formula="of:=SUM([.B89];[.E89];[.H89];[.K89];[.N89])/COUNT([.B89];[.E89];[.H89];[.K89];[.N89])" table:style-name="ce2">
            <text:p>213.5985</text:p>
          </table:table-cell>
          <table:table-cell office:value-type="float" office:value="29.5" table:formula="of:=SUM([.C89];[.F89];[.I89];[.L89];[.O89])/COUNT([.C89];[.F89];[.I89];[.L89];[.O89])" table:style-name="ce2">
            <text:p>29.5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2.217" table:style-name="ce1">
            <text:p>122.21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4.84399999999999" table:style-name="ce1">
            <text:p>124.84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11.001" table:style-name="ce1">
            <text:p>111.00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35.30199999999999" table:style-name="ce1">
            <text:p>135.30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6.624" table:style-name="ce1">
            <text:p>126.62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3.99760000000001" table:formula="of:=SUM([.B90];[.E90];[.H90];[.K90];[.N90])/COUNT([.B90];[.E90];[.H90];[.K90];[.N90])" table:style-name="ce2">
            <text:p>123.9976</text:p>
          </table:table-cell>
          <table:table-cell office:value-type="float" office:value="20" table:formula="of:=SUM([.C90];[.F90];[.I90];[.L90];[.O90])/COUNT([.C90];[.F90];[.I90];[.L90];[.O90])" table:style-name="ce2">
            <text:p>20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1.29599999999999" table:style-name="ce1">
            <text:p>171.29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30.601" table:style-name="ce1">
            <text:p>130.6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64.00700000000001" table:style-name="ce1">
            <text:p>164.0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55.30133333333333" table:formula="of:=SUM([.B91];[.E91];[.H91];[.K91];[.N91])/COUNT([.B91];[.E91];[.H91];[.K91];[.N91])" table:style-name="ce2">
            <text:p>155.3013333</text:p>
          </table:table-cell>
          <table:table-cell office:value-type="float" office:value="24" table:formula="of:=SUM([.C91];[.F91];[.I91];[.L91];[.O91])/COUNT([.C91];[.F91];[.I91];[.L91];[.O91])" table:style-name="ce2">
            <text:p>24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7.05" table:style-name="ce1">
            <text:p>177.0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1.76900000000001" table:style-name="ce1">
            <text:p>191.76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6.315" table:style-name="ce1">
            <text:p>186.3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9.911" table:style-name="ce1">
            <text:p>189.9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2.80099999999999" table:style-name="ce1">
            <text:p>182.80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85.5692" table:formula="of:=SUM([.B92];[.E92];[.H92];[.K92];[.N92])/COUNT([.B92];[.E92];[.H92];[.K92];[.N92])" table:style-name="ce2">
            <text:p>185.5692</text:p>
          </table:table-cell>
          <table:table-cell office:value-type="float" office:value="18.8" table:formula="of:=SUM([.C92];[.F92];[.I92];[.L92];[.O92])/COUNT([.C92];[.F92];[.I92];[.L92];[.O92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93];[.E93];[.H93];[.K93];[.N93])/COUNT([.B93];[.E93];[.H93];[.K93];[.N93])" table:style-name="ce2">
            <text:p>#DIV/0!</text:p>
          </table:table-cell>
          <table:table-cell office:value-type="float" office:value="0" table:formula="of:=SUM([.C93];[.F93];[.I93];[.L93];[.O93])/COUNT([.C93];[.F93];[.I93];[.L93];[.O93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94];[.E94];[.H94];[.K94];[.N94])/COUNT([.B94];[.E94];[.H94];[.K94];[.N94])" table:style-name="ce2">
            <text:p>#DIV/0!</text:p>
          </table:table-cell>
          <table:table-cell office:value-type="float" office:value="0" table:formula="of:=SUM([.C94];[.F94];[.I94];[.L94];[.O94])/COUNT([.C94];[.F94];[.I94];[.L94];[.O94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95];[.E95];[.H95];[.K95];[.N95])/COUNT([.B95];[.E95];[.H95];[.K95];[.N95])" table:style-name="ce2">
            <text:p>#DIV/0!</text:p>
          </table:table-cell>
          <table:table-cell office:value-type="float" office:value="0" table:formula="of:=SUM([.C95];[.F95];[.I95];[.L95];[.O95])/COUNT([.C95];[.F95];[.I95];[.L95];[.O95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8.59" table:style-name="ce1">
            <text:p>418.5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4.947" table:style-name="ce1">
            <text:p>294.94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63.66800000000001" table:style-name="ce1">
            <text:p>463.66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9.13499999999999" table:style-name="ce1">
            <text:p>359.13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4.20299999999997" table:style-name="ce1">
            <text:p>414.20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0.10859999999997" table:formula="of:=SUM([.B96];[.E96];[.H96];[.K96];[.N96])/COUNT([.B96];[.E96];[.H96];[.K96];[.N96])" table:style-name="ce2">
            <text:p>390.1086</text:p>
          </table:table-cell>
          <table:table-cell office:value-type="float" office:value="22" table:formula="of:=SUM([.C96];[.F96];[.I96];[.L96];[.O96])/COUNT([.C96];[.F96];[.I96];[.L96];[.O96])" table:style-name="ce2">
            <text:p>22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97];[.E97];[.H97];[.K97];[.N97])/COUNT([.B97];[.E97];[.H97];[.K97];[.N97])" table:style-name="ce2">
            <text:p>#DIV/0!</text:p>
          </table:table-cell>
          <table:table-cell office:value-type="float" office:value="0" table:formula="of:=SUM([.C97];[.F97];[.I97];[.L97];[.O97])/COUNT([.C97];[.F97];[.I97];[.L97];[.O97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98];[.E98];[.H98];[.K98];[.N98])/COUNT([.B98];[.E98];[.H98];[.K98];[.N98])" table:style-name="ce2">
            <text:p>#DIV/0!</text:p>
          </table:table-cell>
          <table:table-cell office:value-type="float" office:value="0" table:formula="of:=SUM([.C98];[.F98];[.I98];[.L98];[.O98])/COUNT([.C98];[.F98];[.I98];[.L98];[.O98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99];[.E99];[.H99];[.K99];[.N99])/COUNT([.B99];[.E99];[.H99];[.K99];[.N99])" table:style-name="ce2">
            <text:p>#DIV/0!</text:p>
          </table:table-cell>
          <table:table-cell office:value-type="float" office:value="0" table:formula="of:=SUM([.C99];[.F99];[.I99];[.L99];[.O99])/COUNT([.C99];[.F99];[.I99];[.L99];[.O99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2.28800000000001" table:style-name="ce1">
            <text:p>222.28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34.036" table:style-name="ce1">
            <text:p>334.03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27.74600000000001" table:style-name="ce1">
            <text:p>227.74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61.35666666666668" table:formula="of:=SUM([.B100];[.E100];[.H100];[.K100];[.N100])/COUNT([.B100];[.E100];[.H100];[.K100];[.N100])" table:style-name="ce2">
            <text:p>261.3566667</text:p>
          </table:table-cell>
          <table:table-cell office:value-type="float" office:value="17.666666666666668" table:formula="of:=SUM([.C100];[.F100];[.I100];[.L100];[.O100])/COUNT([.C100];[.F100];[.I100];[.L100];[.O100])" table:style-name="ce2">
            <text:p>17.66666667</text:p>
          </table:table-cell>
          <table:table-cell table:number-columns-repeated="1636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01];[.E101];[.H101];[.K101];[.N101])/COUNT([.B101];[.E101];[.H101];[.K101];[.N101])" table:style-name="ce2">
            <text:p>#DIV/0!</text:p>
          </table:table-cell>
          <table:table-cell office:value-type="float" office:value="0" table:formula="of:=SUM([.C101];[.F101];[.I101];[.L101];[.O101])/COUNT([.C101];[.F101];[.I101];[.L101];[.O101])" table:style-name="ce2">
            <text:p>#DIV/0!</text:p>
          </table:table-cell>
          <table:table-cell table:number-columns-repeated="16366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4</text:p>
          </table:table-cell>
          <table:table-cell table:number-columns-repeated="4" table:style-name="ce1"/>
          <table:table-cell table:number-columns-repeated="3" table:style-name="ce2"/>
          <table:table-cell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701000000000001" table:style-name="ce1">
            <text:p>14.7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7" table:style-name="ce1">
            <text:p>16.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26" table:style-name="ce1">
            <text:p>16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488" table:style-name="ce1">
            <text:p>16.4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13" table:style-name="ce1">
            <text:p>16.1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796" table:formula="of:=SUM([.B104];[.E104];[.H104];[.K104];[.N104])/COUNT([.B104];[.E104];[.H104];[.K104];[.N104])" table:style-name="ce2">
            <text:p>15.8796</text:p>
          </table:table-cell>
          <table:table-cell office:value-type="float" office:value="5" table:formula="of:=SUM([.C104];[.F104];[.I104];[.L104];[.O104])/COUNT([.C104];[.F104];[.I104];[.L104];[.O104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778" table:style-name="ce1">
            <text:p>15.77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6.701000000000001" table:style-name="ce1">
            <text:p>16.70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7.489000000000001" table:style-name="ce1">
            <text:p>17.48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794" table:style-name="ce1">
            <text:p>16.7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315000000000001" table:style-name="ce1">
            <text:p>17.3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8154" table:formula="of:=SUM([.B105];[.E105];[.H105];[.K105];[.N105])/COUNT([.B105];[.E105];[.H105];[.K105];[.N105])" table:style-name="ce2">
            <text:p>16.8154</text:p>
          </table:table-cell>
          <table:table-cell office:value-type="float" office:value="13.2" table:formula="of:=SUM([.C105];[.F105];[.I105];[.L105];[.O105])/COUNT([.C105];[.F105];[.I105];[.L105];[.O105])" table:style-name="ce2">
            <text:p>13.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89" table:style-name="ce1">
            <text:p>26.8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321999999999999" table:style-name="ce1">
            <text:p>27.3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07" table:style-name="ce1">
            <text:p>27.40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7.085000000000001" table:style-name="ce1">
            <text:p>27.08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968" table:style-name="ce1">
            <text:p>27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334399999999999" table:formula="of:=SUM([.B106];[.E106];[.H106];[.K106];[.N106])/COUNT([.B106];[.E106];[.H106];[.K106];[.N106])" table:style-name="ce2">
            <text:p>27.3344</text:p>
          </table:table-cell>
          <table:table-cell office:value-type="float" office:value="10.199999999999999" table:formula="of:=SUM([.C106];[.F106];[.I106];[.L106];[.O106])/COUNT([.C106];[.F106];[.I106];[.L106];[.O106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.382000000000001" table:style-name="ce1">
            <text:p>30.38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8.036999999999999" table:style-name="ce1">
            <text:p>28.0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9.727" table:style-name="ce1">
            <text:p>29.72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8.512" table:style-name="ce1">
            <text:p>28.5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9.225000000000001" table:style-name="ce1">
            <text:p>29.22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9.176600000000001" table:formula="of:=SUM([.B107];[.E107];[.H107];[.K107];[.N107])/COUNT([.B107];[.E107];[.H107];[.K107];[.N107])" table:style-name="ce2">
            <text:p>29.1766</text:p>
          </table:table-cell>
          <table:table-cell office:value-type="float" office:value="18.8" table:formula="of:=SUM([.C107];[.F107];[.I107];[.L107];[.O107])/COUNT([.C107];[.F107];[.I107];[.L107];[.O107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.35" table:style-name="ce1">
            <text:p>49.3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7.061" table:style-name="ce1">
            <text:p>47.06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.067999999999998" table:style-name="ce1">
            <text:p>42.0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4.395000000000003" table:style-name="ce1">
            <text:p>44.39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59" table:style-name="ce1">
            <text:p>42.2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5.026599999999995" table:formula="of:=SUM([.B108];[.E108];[.H108];[.K108];[.N108])/COUNT([.B108];[.E108];[.H108];[.K108];[.N108])" table:style-name="ce2">
            <text:p>45.0266</text:p>
          </table:table-cell>
          <table:table-cell office:value-type="float" office:value="9.6" table:formula="of:=SUM([.C108];[.F108];[.I108];[.L108];[.O108])/COUNT([.C108];[.F108];[.I108];[.L108];[.O108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.728999999999999" table:style-name="ce1">
            <text:p>46.72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316000000000003" table:style-name="ce1">
            <text:p>45.31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5.984999999999999" table:style-name="ce1">
            <text:p>45.98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4.344000000000001" table:style-name="ce1">
            <text:p>44.3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8.753" table:style-name="ce1">
            <text:p>48.75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6.2254" table:formula="of:=SUM([.B109];[.E109];[.H109];[.K109];[.N109])/COUNT([.B109];[.E109];[.H109];[.K109];[.N109])" table:style-name="ce2">
            <text:p>46.2254</text:p>
          </table:table-cell>
          <table:table-cell office:value-type="float" office:value="13" table:formula="of:=SUM([.C109];[.F109];[.I109];[.L109];[.O109])/COUNT([.C109];[.F109];[.I109];[.L109];[.O109])" table:style-name="ce2">
            <text:p>13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.063999999999993" table:style-name="ce1">
            <text:p>64.0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7.864999999999995" table:style-name="ce1">
            <text:p>67.86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845999999999997" table:style-name="ce1">
            <text:p>61.84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3.289000000000001" table:style-name="ce1">
            <text:p>63.28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701999999999998" table:style-name="ce1">
            <text:p>61.70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.753199999999993" table:formula="of:=SUM([.B110];[.E110];[.H110];[.K110];[.N110])/COUNT([.B110];[.E110];[.H110];[.K110];[.N110])" table:style-name="ce2">
            <text:p>63.7532</text:p>
          </table:table-cell>
          <table:table-cell office:value-type="float" office:value="9.1999999999999993" table:formula="of:=SUM([.C110];[.F110];[.I110];[.L110];[.O110])/COUNT([.C110];[.F110];[.I110];[.L110];[.O110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.664000000000001" table:style-name="ce1">
            <text:p>66.66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793000000000006" table:style-name="ce1">
            <text:p>75.79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4.694999999999993" table:style-name="ce1">
            <text:p>64.69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8.596999999999994" table:style-name="ce1">
            <text:p>68.59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5.313999999999993" table:style-name="ce1">
            <text:p>65.31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8.212599999999995" table:formula="of:=SUM([.B111];[.E111];[.H111];[.K111];[.N111])/COUNT([.B111];[.E111];[.H111];[.K111];[.N111])" table:style-name="ce2">
            <text:p>68.2126</text:p>
          </table:table-cell>
          <table:table-cell office:value-type="float" office:value="17.8" table:formula="of:=SUM([.C111];[.F111];[.I111];[.L111];[.O111])/COUNT([.C111];[.F111];[.I111];[.L111];[.O111])" table:style-name="ce2">
            <text:p>17.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7.011" table:style-name="ce1">
            <text:p>127.01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16.46899999999999" table:style-name="ce1">
            <text:p>116.469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6.76900000000001" table:style-name="ce1">
            <text:p>126.76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9.527000000000001" table:style-name="ce1">
            <text:p>89.52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74.29" table:style-name="ce1">
            <text:p>174.2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2">
            <text:p>9</text:p>
          </table:table-cell>
          <table:table-cell office:value-type="float" office:value="126.81320000000001" table:formula="of:=SUM([.B112];[.E112];[.H112];[.K112];[.N112])/COUNT([.B112];[.E112];[.H112];[.K112];[.N112])" table:style-name="ce2">
            <text:p>126.8132</text:p>
          </table:table-cell>
          <table:table-cell office:value-type="float" office:value="26.4" table:formula="of:=SUM([.C112];[.F112];[.I112];[.L112];[.O112])/COUNT([.C112];[.F112];[.I112];[.L112];[.O112])" table:style-name="ce2">
            <text:p>26.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7.34" table:style-name="ce1">
            <text:p>167.34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49.30500000000001" table:style-name="ce1">
            <text:p>149.305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174.46700000000001" table:style-name="ce1">
            <text:p>174.46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201.50399999999999" table:style-name="ce1">
            <text:p>201.50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10.828" table:style-name="ce1">
            <text:p>210.828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80.68879999999999" table:formula="of:=SUM([.B113];[.E113];[.H113];[.K113];[.N113])/COUNT([.B113];[.E113];[.H113];[.K113];[.N113])" table:style-name="ce2">
            <text:p>180.6888</text:p>
          </table:table-cell>
          <table:table-cell office:value-type="float" office:value="57.8" table:formula="of:=SUM([.C113];[.F113];[.I113];[.L113];[.O113])/COUNT([.C113];[.F113];[.I113];[.L113];[.O113])" table:style-name="ce2">
            <text:p>57.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.798" table:style-name="ce1">
            <text:p>136.798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25.688" table:style-name="ce1">
            <text:p>125.68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8.05500000000001" table:style-name="ce1">
            <text:p>118.05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8.71899999999999" table:style-name="ce1">
            <text:p>118.7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0.947" table:style-name="ce1">
            <text:p>110.94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22.0414" table:formula="of:=SUM([.B114];[.E114];[.H114];[.K114];[.N114])/COUNT([.B114];[.E114];[.H114];[.K114];[.N114])" table:style-name="ce2">
            <text:p>122.0414</text:p>
          </table:table-cell>
          <table:table-cell office:value-type="float" office:value="26.8" table:formula="of:=SUM([.C114];[.F114];[.I114];[.L114];[.O114])/COUNT([.C114];[.F114];[.I114];[.L114];[.O114])" table:style-name="ce2">
            <text:p>26.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7.91999999999999" table:style-name="ce1">
            <text:p>157.9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117.733" table:style-name="ce1">
            <text:p>117.73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51.70599999999999" table:style-name="ce1">
            <text:p>151.70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42.989" table:style-name="ce1">
            <text:p>142.98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29.31700000000001" table:style-name="ce1">
            <text:p>129.317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139.93300000000002" table:formula="of:=SUM([.B115];[.E115];[.H115];[.K115];[.N115])/COUNT([.B115];[.E115];[.H115];[.K115];[.N115])" table:style-name="ce2">
            <text:p>139.933</text:p>
          </table:table-cell>
          <table:table-cell office:value-type="float" office:value="39.200000000000003" table:formula="of:=SUM([.C115];[.F115];[.I115];[.L115];[.O115])/COUNT([.C115];[.F115];[.I115];[.L115];[.O115])" table:style-name="ce2">
            <text:p>39.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99199999999999" table:style-name="ce1">
            <text:p>169.99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4.672" table:style-name="ce1">
            <text:p>164.67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1.70500000000001" table:style-name="ce1">
            <text:p>161.70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0.959" table:style-name="ce1">
            <text:p>170.95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6.74199999999999" table:style-name="ce1">
            <text:p>186.742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office:value-type="float" office:value="170.81399999999999" table:formula="of:=SUM([.B116];[.E116];[.H116];[.K116];[.N116])/COUNT([.B116];[.E116];[.H116];[.K116];[.N116])" table:style-name="ce2">
            <text:p>170.814</text:p>
          </table:table-cell>
          <table:table-cell office:value-type="float" office:value="30.2" table:formula="of:=SUM([.C116];[.F116];[.I116];[.L116];[.O116])/COUNT([.C116];[.F116];[.I116];[.L116];[.O116])" table:style-name="ce2">
            <text:p>30.2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285.113" table:style-name="ce1">
            <text:p>285.11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243.70599999999999" table:style-name="ce1">
            <text:p>243.706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10.74900000000002" table:style-name="ce1">
            <text:p>310.749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2">
            <text:p>14</text:p>
          </table:table-cell>
          <table:table-cell office:value-type="float" office:value="279.85599999999999" table:formula="of:=SUM([.B117];[.E117];[.H117];[.K117];[.N117])/COUNT([.B117];[.E117];[.H117];[.K117];[.N117])" table:style-name="ce2">
            <text:p>279.856</text:p>
          </table:table-cell>
          <table:table-cell office:value-type="float" office:value="47" table:formula="of:=SUM([.C117];[.F117];[.I117];[.L117];[.O117])/COUNT([.C117];[.F117];[.I117];[.L117];[.O117])" table:style-name="ce2">
            <text:p>47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9.709" table:style-name="ce1">
            <text:p>259.709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22.911" table:style-name="ce1">
            <text:p>222.911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1.35599999999999" table:style-name="ce1">
            <text:p>271.3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77.79599999999999" table:style-name="ce1">
            <text:p>277.79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25.065" table:style-name="ce1">
            <text:p>325.06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2">
            <text:p>15</text:p>
          </table:table-cell>
          <table:table-cell office:value-type="float" office:value="271.36739999999998" table:formula="of:=SUM([.B118];[.E118];[.H118];[.K118];[.N118])/COUNT([.B118];[.E118];[.H118];[.K118];[.N118])" table:style-name="ce2">
            <text:p>271.3674</text:p>
          </table:table-cell>
          <table:table-cell office:value-type="float" office:value="41.8" table:formula="of:=SUM([.C118];[.F118];[.I118];[.L118];[.O118])/COUNT([.C118];[.F118];[.I118];[.L118];[.O118])" table:style-name="ce2">
            <text:p>41.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119];[.E119];[.H119];[.K119];[.N119])/COUNT([.B119];[.E119];[.H119];[.K119];[.N119])" table:style-name="ce2">
            <text:p>#DIV/0!</text:p>
          </table:table-cell>
          <table:table-cell office:value-type="float" office:value="-1" table:formula="of:=SUM([.C119];[.F119];[.I119];[.L119];[.O119])/COUNT([.C119];[.F119];[.I119];[.L119];[.O119])" table:style-name="ce2">
            <text:p>-1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7.45699999999999" table:style-name="ce1">
            <text:p>317.45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4.64100000000002" table:style-name="ce1">
            <text:p>354.64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02.584" table:style-name="ce1">
            <text:p>302.58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66.33199999999999" table:style-name="ce1">
            <text:p>366.33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85.596" table:style-name="ce1">
            <text:p>385.596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345.322" table:formula="of:=SUM([.B120];[.E120];[.H120];[.K120];[.N120])/COUNT([.B120];[.E120];[.H120];[.K120];[.N120])" table:style-name="ce2">
            <text:p>345.322</text:p>
          </table:table-cell>
          <table:table-cell office:value-type="float" office:value="27.8" table:formula="of:=SUM([.C120];[.F120];[.I120];[.L120];[.O120])/COUNT([.C120];[.F120];[.I120];[.L120];[.O120])" table:style-name="ce2">
            <text:p>27.8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3.024" table:style-name="ce1">
            <text:p>603.024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608.92499999999995" table:style-name="ce1">
            <text:p>608.92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34.43799999999999" table:style-name="ce1">
            <text:p>534.43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669.06600000000003" table:style-name="ce1">
            <text:p>669.066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618.77" table:style-name="ce1">
            <text:p>618.77</text:p>
          </table:table-cell>
          <table:table-cell office:value-type="float" office:value="155" table:style-name="ce1">
            <text:p>155</text:p>
          </table:table-cell>
          <table:table-cell office:value-type="float" office:value="18" table:style-name="ce2">
            <text:p>18</text:p>
          </table:table-cell>
          <table:table-cell office:value-type="float" office:value="606.84460000000013" table:formula="of:=SUM([.B121];[.E121];[.H121];[.K121];[.N121])/COUNT([.B121];[.E121];[.H121];[.K121];[.N121])" table:style-name="ce2">
            <text:p>606.8446</text:p>
          </table:table-cell>
          <table:table-cell office:value-type="float" office:value="89.8" table:formula="of:=SUM([.C121];[.F121];[.I121];[.L121];[.O121])/COUNT([.C121];[.F121];[.I121];[.L121];[.O121])" table:style-name="ce2">
            <text:p>89.8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679.61" table:style-name="ce1">
            <text:p>679.61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631.803" table:style-name="ce1">
            <text:p>631.80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589.60900000000004" table:style-name="ce1">
            <text:p>589.60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513.24" table:style-name="ce1">
            <text:p>513.24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2">
            <text:p>19</text:p>
          </table:table-cell>
          <table:table-cell office:value-type="float" office:value="603.56549999999993" table:formula="of:=SUM([.B122];[.E122];[.H122];[.K122];[.N122])/COUNT([.B122];[.E122];[.H122];[.K122];[.N122])" table:style-name="ce2">
            <text:p>603.5655</text:p>
          </table:table-cell>
          <table:table-cell office:value-type="float" office:value="50.2" table:formula="of:=SUM([.C122];[.F122];[.I122];[.L122];[.O122])/COUNT([.C122];[.F122];[.I122];[.L122];[.O122])" table:style-name="ce2">
            <text:p>50.2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23];[.E123];[.H123];[.K123];[.N123])/COUNT([.B123];[.E123];[.H123];[.K123];[.N123])" table:style-name="ce2">
            <text:p>#DIV/0!</text:p>
          </table:table-cell>
          <table:table-cell office:value-type="float" office:value="-1" table:formula="of:=SUM([.C123];[.F123];[.I123];[.L123];[.O123])/COUNT([.C123];[.F123];[.I123];[.L123];[.O123])" table:style-name="ce2">
            <text:p>-1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0.589" table:style-name="ce1">
            <text:p>210.58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93.54" table:style-name="ce1">
            <text:p>193.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5.15" table:style-name="ce1">
            <text:p>215.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1.32300000000001" table:style-name="ce1">
            <text:p>201.3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37.916" table:style-name="ce1">
            <text:p>237.9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11.70359999999999" table:formula="of:=SUM([.B124];[.E124];[.H124];[.K124];[.N124])/COUNT([.B124];[.E124];[.H124];[.K124];[.N124])" table:style-name="ce2">
            <text:p>211.7036</text:p>
          </table:table-cell>
          <table:table-cell office:value-type="float" office:value="21" table:formula="of:=SUM([.C124];[.F124];[.I124];[.L124];[.O124])/COUNT([.C124];[.F124];[.I124];[.L124];[.O124])" table:style-name="ce2">
            <text:p>21</text:p>
          </table:table-cell>
          <table:table-cell table:number-columns-repeated="1636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5];[.E125];[.H125];[.K125];[.N125])/COUNT([.B125];[.E125];[.H125];[.K125];[.N125])" table:style-name="ce2">
            <text:p>#DIV/0!</text:p>
          </table:table-cell>
          <table:table-cell office:value-type="float" office:value="-1" table:formula="of:=SUM([.C125];[.F125];[.I125];[.L125];[.O125])/COUNT([.C125];[.F125];[.I125];[.L125];[.O125])" table:style-name="ce2">
            <text:p>-1</text:p>
          </table:table-cell>
          <table:table-cell table:number-columns-repeated="16366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8</text:p>
          </table:table-cell>
          <table:table-cell table:number-columns-repeated="8"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 Tim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061999999999999" table:style-name="ce1">
            <text:p>15.0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.532" table:style-name="ce1">
            <text:p>15.5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10999999999999" table:style-name="ce1">
            <text:p>16.0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.975" table:style-name="ce1">
            <text:p>14.97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30999999999999" table:style-name="ce1">
            <text:p>16.0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22200000000002" table:formula="of:=SUM([.B128];[.E128];[.H128];[.K128];[.N128])/COUNT([.B128];[.E128];[.H128];[.K128];[.N128])" table:style-name="ce2">
            <text:p>15.5222</text:p>
          </table:table-cell>
          <table:table-cell office:value-type="float" office:value="6.2" table:formula="of:=SUM([.C128];[.F128];[.I128];[.L128];[.O128])/COUNT([.C128];[.F128];[.I128];[.L128];[.O128])" table:style-name="ce2">
            <text:p>6.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.247" table:style-name="ce1">
            <text:p>16.24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.694000000000001" table:style-name="ce1">
            <text:p>15.6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152000000000001" table:style-name="ce1">
            <text:p>17.15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6.931000000000001" table:style-name="ce1">
            <text:p>16.9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6098" table:formula="of:=SUM([.B129];[.E129];[.H129];[.K129];[.N129])/COUNT([.B129];[.E129];[.H129];[.K129];[.N129])" table:style-name="ce2">
            <text:p>16.6098</text:p>
          </table:table-cell>
          <table:table-cell office:value-type="float" office:value="14.8" table:formula="of:=SUM([.C129];[.F129];[.I129];[.L129];[.O129])/COUNT([.C129];[.F129];[.I129];[.L129];[.O129])" table:style-name="ce2">
            <text:p>14.8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977" table:style-name="ce1">
            <text:p>26.9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6.346" table:style-name="ce1">
            <text:p>26.34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9.663" table:style-name="ce1">
            <text:p>29.6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6.82" table:style-name="ce1">
            <text:p>26.8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27.561200000000003" table:formula="of:=SUM([.B130];[.E130];[.H130];[.K130];[.N130])/COUNT([.B130];[.E130];[.H130];[.K130];[.N130])" table:style-name="ce2">
            <text:p>27.5612</text:p>
          </table:table-cell>
          <table:table-cell office:value-type="float" office:value="11.8" table:formula="of:=SUM([.C130];[.F130];[.I130];[.L130];[.O130])/COUNT([.C130];[.F130];[.I130];[.L130];[.O130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99000000000001" table:style-name="ce1">
            <text:p>25.89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0.533000000000001" table:style-name="ce1">
            <text:p>30.53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.056000000000001" table:style-name="ce1">
            <text:p>28.056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9.271000000000001" table:style-name="ce1">
            <text:p>29.27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.09" table:style-name="ce1">
            <text:p>29.0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8.569799999999997" table:formula="of:=SUM([.B131];[.E131];[.H131];[.K131];[.N131])/COUNT([.B131];[.E131];[.H131];[.K131];[.N131])" table:style-name="ce2">
            <text:p>28.5698</text:p>
          </table:table-cell>
          <table:table-cell office:value-type="float" office:value="17.600000000000001" table:formula="of:=SUM([.C131];[.F131];[.I131];[.L131];[.O131])/COUNT([.C131];[.F131];[.I131];[.L131];[.O131])" table:style-name="ce2">
            <text:p>17.6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.09" table:style-name="ce1">
            <text:p>41.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1.213000000000001" table:style-name="ce1">
            <text:p>41.2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3.338999999999999" table:style-name="ce1">
            <text:p>43.33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4.088000000000001" table:style-name="ce1">
            <text:p>44.08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.256999999999998" table:style-name="ce1">
            <text:p>42.25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42.397399999999998" table:formula="of:=SUM([.B132];[.E132];[.H132];[.K132];[.N132])/COUNT([.B132];[.E132];[.H132];[.K132];[.N132])" table:style-name="ce2">
            <text:p>42.3974</text:p>
          </table:table-cell>
          <table:table-cell office:value-type="float" office:value="12.2" table:formula="of:=SUM([.C132];[.F132];[.I132];[.L132];[.O132])/COUNT([.C132];[.F132];[.I132];[.L132];[.O132])" table:style-name="ce2">
            <text:p>12.2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.006999999999998" table:style-name="ce1">
            <text:p>45.00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5.125" table:style-name="ce1">
            <text:p>45.125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0.088000000000001" table:style-name="ce1">
            <text:p>50.08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5.087000000000003" table:style-name="ce1">
            <text:p>45.08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6.823999999999998" table:style-name="ce1">
            <text:p>46.82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46.426200000000009" table:formula="of:=SUM([.B133];[.E133];[.H133];[.K133];[.N133])/COUNT([.B133];[.E133];[.H133];[.K133];[.N133])" table:style-name="ce2">
            <text:p>46.4262</text:p>
          </table:table-cell>
          <table:table-cell office:value-type="float" office:value="20.2" table:formula="of:=SUM([.C133];[.F133];[.I133];[.L133];[.O133])/COUNT([.C133];[.F133];[.I133];[.L133];[.O133])" table:style-name="ce2">
            <text:p>20.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.395000000000003" table:style-name="ce1">
            <text:p>63.39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4.873999999999995" table:style-name="ce1">
            <text:p>64.87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668000000000006" table:style-name="ce1">
            <text:p>65.66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06" table:style-name="ce1">
            <text:p>65.0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8.03" table:style-name="ce1">
            <text:p>58.0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3.405400000000007" table:formula="of:=SUM([.B134];[.E134];[.H134];[.K134];[.N134])/COUNT([.B134];[.E134];[.H134];[.K134];[.N134])" table:style-name="ce2">
            <text:p>63.4054</text:p>
          </table:table-cell>
          <table:table-cell office:value-type="float" office:value="12" table:formula="of:=SUM([.C134];[.F134];[.I134];[.L134];[.O134])/COUNT([.C134];[.F134];[.I134];[.L134];[.O134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805999999999997" table:style-name="ce1">
            <text:p>68.80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694999999999993" table:style-name="ce1">
            <text:p>75.6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8.536000000000001" table:style-name="ce1">
            <text:p>78.53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3.238" table:style-name="ce1">
            <text:p>73.238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68.947999999999993" table:style-name="ce1">
            <text:p>68.94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3.044599999999988" table:formula="of:=SUM([.B135];[.E135];[.H135];[.K135];[.N135])/COUNT([.B135];[.E135];[.H135];[.K135];[.N135])" table:style-name="ce2">
            <text:p>73.0446</text:p>
          </table:table-cell>
          <table:table-cell office:value-type="float" office:value="18.8" table:formula="of:=SUM([.C135];[.F135];[.I135];[.L135];[.O135])/COUNT([.C135];[.F135];[.I135];[.L135];[.O135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2.155" table:style-name="ce1">
            <text:p>152.15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33.19999999999999" table:style-name="ce1">
            <text:p>133.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26.252" table:style-name="ce1">
            <text:p>126.25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31.11500000000001" table:style-name="ce1">
            <text:p>131.11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34.82400000000001" table:style-name="ce1">
            <text:p>134.82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135.50920000000002" table:formula="of:=SUM([.B136];[.E136];[.H136];[.K136];[.N136])/COUNT([.B136];[.E136];[.H136];[.K136];[.N136])" table:style-name="ce2">
            <text:p>135.5092</text:p>
          </table:table-cell>
          <table:table-cell office:value-type="float" office:value="35" table:formula="of:=SUM([.C136];[.F136];[.I136];[.L136];[.O136])/COUNT([.C136];[.F136];[.I136];[.L136];[.O136])" table:style-name="ce2">
            <text:p>35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2.929" table:style-name="ce1">
            <text:p>172.92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9.023" table:style-name="ce1">
            <text:p>209.02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156.52000000000001" table:style-name="ce1">
            <text:p>156.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201.34299999999999" table:style-name="ce1">
            <text:p>201.34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2">
            <text:p>10</text:p>
          </table:table-cell>
          <table:table-cell office:value-type="float" office:value="184.95374999999999" table:formula="of:=SUM([.B137];[.E137];[.H137];[.K137];[.N137])/COUNT([.B137];[.E137];[.H137];[.K137];[.N137])" table:style-name="ce2">
            <text:p>184.95375</text:p>
          </table:table-cell>
          <table:table-cell office:value-type="float" office:value="78" table:formula="of:=SUM([.C137];[.F137];[.I137];[.L137];[.O137])/COUNT([.C137];[.F137];[.I137];[.L137];[.O137])" table:style-name="ce2">
            <text:p>7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3.383" table:style-name="ce1">
            <text:p>113.383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4.974" table:style-name="ce1">
            <text:p>114.97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20.569" table:style-name="ce1">
            <text:p>120.56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19.99299999999999" table:style-name="ce1">
            <text:p>119.99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4.71" table:style-name="ce1">
            <text:p>134.7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20.72580000000001" table:formula="of:=SUM([.B138];[.E138];[.H138];[.K138];[.N138])/COUNT([.B138];[.E138];[.H138];[.K138];[.N138])" table:style-name="ce2">
            <text:p>120.7258</text:p>
          </table:table-cell>
          <table:table-cell office:value-type="float" office:value="34.4" table:formula="of:=SUM([.C138];[.F138];[.I138];[.L138];[.O138])/COUNT([.C138];[.F138];[.I138];[.L138];[.O138])" table:style-name="ce2">
            <text:p>34.4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7.17" table:style-name="ce1">
            <text:p>127.17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4.214" table:style-name="ce1">
            <text:p>154.214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52.63999999999999" table:style-name="ce1">
            <text:p>152.64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158.96799999999999" table:style-name="ce1">
            <text:p>158.968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43.548" table:style-name="ce1">
            <text:p>143.54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147.30799999999999" table:formula="of:=SUM([.B139];[.E139];[.H139];[.K139];[.N139])/COUNT([.B139];[.E139];[.H139];[.K139];[.N139])" table:style-name="ce2">
            <text:p>147.308</text:p>
          </table:table-cell>
          <table:table-cell office:value-type="float" office:value="55" table:formula="of:=SUM([.C139];[.F139];[.I139];[.L139];[.O139])/COUNT([.C139];[.F139];[.I139];[.L139];[.O139])" table:style-name="ce2">
            <text:p>55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345" table:style-name="ce1">
            <text:p>169.34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67.88200000000001" table:style-name="ce1">
            <text:p>167.88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72.6" table:style-name="ce1">
            <text:p>172.6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177.58600000000001" table:style-name="ce1">
            <text:p>177.58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160.92500000000001" table:style-name="ce1">
            <text:p>160.9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69.66759999999999" table:formula="of:=SUM([.B140];[.E140];[.H140];[.K140];[.N140])/COUNT([.B140];[.E140];[.H140];[.K140];[.N140])" table:style-name="ce2">
            <text:p>169.6676</text:p>
          </table:table-cell>
          <table:table-cell office:value-type="float" office:value="41.8" table:formula="of:=SUM([.C140];[.F140];[.I140];[.L140];[.O140])/COUNT([.C140];[.F140];[.I140];[.L140];[.O140])" table:style-name="ce2">
            <text:p>41.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1.78800000000001" table:style-name="ce1">
            <text:p>281.788</text:p>
          </table:table-cell>
          <table:table-cell office:value-type="float" office:value="125" table:style-name="ce1">
            <text:p>1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282.60599999999999" table:style-name="ce1">
            <text:p>282.606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2">
            <text:p>14</text:p>
          </table:table-cell>
          <table:table-cell office:value-type="float" office:value="282.197" table:formula="of:=SUM([.B141];[.E141];[.H141];[.K141];[.N141])/COUNT([.B141];[.E141];[.H141];[.K141];[.N141])" table:style-name="ce2">
            <text:p>282.197</text:p>
          </table:table-cell>
          <table:table-cell office:value-type="float" office:value="45.8" table:formula="of:=SUM([.C141];[.F141];[.I141];[.L141];[.O141])/COUNT([.C141];[.F141];[.I141];[.L141];[.O141])" table:style-name="ce2">
            <text:p>45.8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2.74100000000001" table:style-name="ce1">
            <text:p>242.741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267.839" table:style-name="ce1">
            <text:p>267.839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256.93200000000002" table:style-name="ce1">
            <text:p>256.932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246.899" table:style-name="ce1">
            <text:p>246.89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253.60275000000001" table:formula="of:=SUM([.B142];[.E142];[.H142];[.K142];[.N142])/COUNT([.B142];[.E142];[.H142];[.K142];[.N142])" table:style-name="ce2">
            <text:p>253.60275</text:p>
          </table:table-cell>
          <table:table-cell office:value-type="float" office:value="54.4" table:formula="of:=SUM([.C142];[.F142];[.I142];[.L142];[.O142])/COUNT([.C142];[.F142];[.I142];[.L142];[.O142])" table:style-name="ce2">
            <text:p>54.4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143];[.E143];[.H143];[.K143];[.N143])/COUNT([.B143];[.E143];[.H143];[.K143];[.N143])" table:style-name="ce2">
            <text:p>#DIV/0!</text:p>
          </table:table-cell>
          <table:table-cell office:value-type="float" office:value="-1" table:formula="of:=SUM([.C143];[.F143];[.I143];[.L143];[.O143])/COUNT([.C143];[.F143];[.I143];[.L143];[.O143])" table:style-name="ce2">
            <text:p>-1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5.46499999999997" table:style-name="ce1">
            <text:p>305.465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338.13499999999999" table:style-name="ce1">
            <text:p>338.13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29.67" table:style-name="ce1">
            <text:p>329.67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15.70499999999998" table:style-name="ce1">
            <text:p>315.70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41.161" table:style-name="ce1">
            <text:p>341.16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326.02719999999999" table:formula="of:=SUM([.B144];[.E144];[.H144];[.K144];[.N144])/COUNT([.B144];[.E144];[.H144];[.K144];[.N144])" table:style-name="ce2">
            <text:p>326.0272</text:p>
          </table:table-cell>
          <table:table-cell office:value-type="float" office:value="34.4" table:formula="of:=SUM([.C144];[.F144];[.I144];[.L144];[.O144])/COUNT([.C144];[.F144];[.I144];[.L144];[.O144])" table:style-name="ce2">
            <text:p>34.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.30899999999997" table:style-name="ce1">
            <text:p>685.309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624.49699999999996" table:style-name="ce1">
            <text:p>624.497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531.80799999999999" table:style-name="ce1">
            <text:p>531.808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521.053" table:style-name="ce1">
            <text:p>521.05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2">
            <text:p>18</text:p>
          </table:table-cell>
          <table:table-cell office:value-type="float" office:value="590.66674999999998" table:formula="of:=SUM([.B145];[.E145];[.H145];[.K145];[.N145])/COUNT([.B145];[.E145];[.H145];[.K145];[.N145])" table:style-name="ce2">
            <text:p>590.66675</text:p>
          </table:table-cell>
          <table:table-cell office:value-type="float" office:value="87.4" table:formula="of:=SUM([.C145];[.F145];[.I145];[.L145];[.O145])/COUNT([.C145];[.F145];[.I145];[.L145];[.O145])" table:style-name="ce2">
            <text:p>87.4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5.18499999999995" table:style-name="ce1">
            <text:p>695.185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570.19899999999996" table:style-name="ce1">
            <text:p>570.199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96.75599999999997" table:style-name="ce1">
            <text:p>796.756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731.28399999999999" table:style-name="ce1">
            <text:p>731.284</text:p>
          </table:table-cell>
          <table:table-cell office:value-type="float" office:value="115" table:style-name="ce1">
            <text:p>115</text:p>
          </table:table-cell>
          <table:table-cell office:value-type="float" office:value="19" table:style-name="ce2">
            <text:p>19</text:p>
          </table:table-cell>
          <table:table-cell office:value-type="float" office:value="698.35599999999999" table:formula="of:=SUM([.B146];[.E146];[.H146];[.K146];[.N146])/COUNT([.B146];[.E146];[.H146];[.K146];[.N146])" table:style-name="ce2">
            <text:p>698.356</text:p>
          </table:table-cell>
          <table:table-cell office:value-type="float" office:value="61" table:formula="of:=SUM([.C146];[.F146];[.I146];[.L146];[.O146])/COUNT([.C146];[.F146];[.I146];[.L146];[.O146])" table:style-name="ce2">
            <text:p>61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47];[.E147];[.H147];[.K147];[.N147])/COUNT([.B147];[.E147];[.H147];[.K147];[.N147])" table:style-name="ce2">
            <text:p>#DIV/0!</text:p>
          </table:table-cell>
          <table:table-cell office:value-type="float" office:value="-1" table:formula="of:=SUM([.C147];[.F147];[.I147];[.L147];[.O147])/COUNT([.C147];[.F147];[.I147];[.L147];[.O147])" table:style-name="ce2">
            <text:p>-1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6.61099999999999" table:style-name="ce1">
            <text:p>196.61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28.79599999999999" table:style-name="ce1">
            <text:p>228.7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35.196" table:style-name="ce1">
            <text:p>235.19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80.79400000000001" table:style-name="ce1">
            <text:p>180.79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3.41" table:style-name="ce1">
            <text:p>213.4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210.9614" table:formula="of:=SUM([.B148];[.E148];[.H148];[.K148];[.N148])/COUNT([.B148];[.E148];[.H148];[.K148];[.N148])" table:style-name="ce2">
            <text:p>210.9614</text:p>
          </table:table-cell>
          <table:table-cell office:value-type="float" office:value="22.4" table:formula="of:=SUM([.C148];[.F148];[.I148];[.L148];[.O148])/COUNT([.C148];[.F148];[.I148];[.L148];[.O148])" table:style-name="ce2">
            <text:p>22.4</text:p>
          </table:table-cell>
          <table:table-cell table:number-columns-repeated="1636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412.85199999999998" table:style-name="ce1">
            <text:p>412.852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400.31599999999997" table:style-name="ce1">
            <text:p>400.316</text:p>
          </table:table-cell>
          <table:table-cell office:value-type="float" office:value="103" table:style-name="ce1">
            <text:p>103</text:p>
          </table:table-cell>
          <table:table-cell office:value-type="float" office:value="22" table:style-name="ce2">
            <text:p>22</text:p>
          </table:table-cell>
          <table:table-cell office:value-type="float" office:value="406.58399999999995" table:formula="of:=SUM([.B149];[.E149];[.H149];[.K149];[.N149])/COUNT([.B149];[.E149];[.H149];[.K149];[.N149])" table:style-name="ce2">
            <text:p>406.584</text:p>
          </table:table-cell>
          <table:table-cell office:value-type="float" office:value="47" table:formula="of:=SUM([.C149];[.F149];[.I149];[.L149];[.O149])/COUNT([.C149];[.F149];[.I149];[.L149];[.O149])" table:style-name="ce2">
            <text:p>47</text:p>
          </table:table-cell>
          <table:table-cell table:number-columns-repeated="16366"/>
        </table:table-row>
        <table:table-row table:number-rows-repeated="10484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ndu Shi</dc:creator>
    <meta:creation-date>2020-03-21T13:53:27Z</meta:creation-date>
    <dc:date>2020-04-06T00:17:03Z</dc:date>
  </office:meta>
</office:document-meta>
</file>